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Calc2</text:p>
          </table:table-cell>
          <table:table-cell/>
          <table:table-cell office:value-type="string" calcext:value-type="string">
            <text:p>Calc err</text:p>
          </table:table-cell>
          <table:table-cell office:value-type="string" calcext:value-type="string">
            <text:p>Calc2 er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.1</text:p>
          </table:table-cell>
          <table:table-cell table:formula="of:=[.A2]/[.D2]" office:value-type="float" office:value="4.92149837133551" calcext:value-type="float">
            <text:p>4.92149837133551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2]/[.F2]-1.1" office:value-type="float" office:value="4.12397260273972" calcext:value-type="float">
            <text:p>4.12397260273972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2]-[.B2])^2" office:value-type="float" office:value="0.674859574106892" calcext:value-type="float">
            <text:p>0.674859574106892</text:p>
          </table:table-cell>
          <table:table-cell table:formula="of:=([.E2]-[.B2])^2" office:value-type="float" office:value="0.000574685682116602" calcext:value-type="float">
            <text:p>0.00057468568211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8" calcext:value-type="float">
            <text:p>17.8</text:p>
          </table:table-cell>
          <table:table-cell table:formula="of:=[.A3]/[.D3]" office:value-type="float" office:value="17.9889250814332" calcext:value-type="float">
            <text:p>17.9889250814332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3]/[.F3]-1.1" office:value-type="float" office:value="17.9945205479452" calcext:value-type="float">
            <text:p>17.9945205479452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3]-[.B3])^2" office:value-type="float" office:value="0.035692686394555" calcext:value-type="float">
            <text:p>0.035692686394555</text:p>
          </table:table-cell>
          <table:table-cell table:formula="of:=([.E3]-[.B3])^2" office:value-type="float" office:value="0.0378382435728992" calcext:value-type="float">
            <text:p>0.03783824357289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6" calcext:value-type="float">
            <text:p>16.6</text:p>
          </table:table-cell>
          <table:table-cell table:formula="of:=[.A4]/[.D4]" office:value-type="float" office:value="16.6312703583062" calcext:value-type="float">
            <text:p>16.6312703583062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4]/[.F4]-1.1" office:value-type="float" office:value="16.5534246575342" calcext:value-type="float">
            <text:p>16.5534246575342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4]-[.B4])^2" office:value-type="float" office:value="0.000977835308598017" calcext:value-type="float">
            <text:p>0.000977835308598</text:p>
          </table:table-cell>
          <table:table-cell table:formula="of:=([.E4]-[.B4])^2" office:value-type="float" office:value="0.00216926252580328" calcext:value-type="float">
            <text:p>0.002169262525803</text:p>
          </table:table-cell>
          <table:table-cell>
            <draw:frame table:end-cell-address="Sheet1.R35" table:end-x="15.43mm" table:end-y="4.11mm" draw:z-index="0" draw:style-name="gr1" draw:text-style-name="P1" svg:width="203.39mm" svg:height="140.57mm" svg:x="15.35mm" svg:y="3.54mm">
              <draw:object draw:notify-on-update-of-ranges="Sheet1.A2:Sheet1.A11 Sheet1.B1:Sheet1.B1 Sheet1.B2:Sheet1.B11 Sheet1.A2:Sheet1.A11 Sheet1.E1:Sheet1.E1 Sheet1.E2:Sheet1.E11 Sheet1.A2:Sheet1.A11 Sheet1.C1:Sheet1.C1 Sheet1.C2:Sheet1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.4" calcext:value-type="float">
            <text:p>30.4</text:p>
          </table:table-cell>
          <table:table-cell table:formula="of:=[.A5]/[.D5]" office:value-type="float" office:value="29.6986970684039" calcext:value-type="float">
            <text:p>29.6986970684039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5]/[.F5]-1.1" office:value-type="float" office:value="30.4239726027397" calcext:value-type="float">
            <text:p>30.4239726027397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5]-[.B5])^2" office:value-type="float" office:value="0.491825801865244" calcext:value-type="float">
            <text:p>0.491825801865244</text:p>
          </table:table-cell>
          <table:table-cell table:formula="of:=([.E5]-[.B5])^2" office:value-type="float" office:value="0.000574685682116006" calcext:value-type="float">
            <text:p>0.00057468568211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.3" calcext:value-type="float">
            <text:p>16.3</text:p>
          </table:table-cell>
          <table:table-cell table:formula="of:=[.A6]/[.D6]" office:value-type="float" office:value="16.4615635179153" calcext:value-type="float">
            <text:p>16.4615635179153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6]/[.F6]-1.1" office:value-type="float" office:value="16.3732876712329" calcext:value-type="float">
            <text:p>16.3732876712329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6]-[.B6])^2" office:value-type="float" office:value="0.0261027703211735" calcext:value-type="float">
            <text:p>0.026102770321174</text:p>
          </table:table-cell>
          <table:table-cell table:formula="of:=([.E6]-[.B6])^2" office:value-type="float" office:value="0.00537108275473657" calcext:value-type="float">
            <text:p>0.0053710827547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table:formula="of:=[.A7]/[.D7]" office:value-type="float" office:value="16.970684039088" calcext:value-type="float">
            <text:p>16.970684039088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7]/[.F7]-1.1" office:value-type="float" office:value="16.913698630137" calcext:value-type="float">
            <text:p>16.913698630137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7]-[.B7])^2" office:value-type="float" office:value="0.052585809929012" calcext:value-type="float">
            <text:p>0.052585809929012</text:p>
          </table:table-cell>
          <table:table-cell table:formula="of:=([.E7]-[.B7])^2" office:value-type="float" office:value="0.0819684743854429" calcext:value-type="float">
            <text:p>0.08196847438544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4" calcext:value-type="float">
            <text:p>14.4</text:p>
          </table:table-cell>
          <table:table-cell table:formula="of:=[.A8]/[.D8]" office:value-type="float" office:value="14.4250814332248" calcext:value-type="float">
            <text:p>14.4250814332248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8]/[.F8]-1.1" office:value-type="float" office:value="14.2116438356164" calcext:value-type="float">
            <text:p>14.2116438356164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8]-[.B8])^2" office:value-type="float" office:value="0.000629078292608327" calcext:value-type="float">
            <text:p>0.000629078292608</text:p>
          </table:table-cell>
          <table:table-cell table:formula="of:=([.E8]-[.B8])^2" office:value-type="float" office:value="0.03547804466129" calcext:value-type="float">
            <text:p>0.0354780446612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" calcext:value-type="float">
            <text:p>11.6</text:p>
          </table:table-cell>
          <table:table-cell table:formula="of:=[.A9]/[.D9]" office:value-type="float" office:value="11.8794788273616" calcext:value-type="float">
            <text:p>11.8794788273616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9]/[.F9]-1.1" office:value-type="float" office:value="11.5095890410959" calcext:value-type="float">
            <text:p>11.5095890410959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9]-[.B9])^2" office:value-type="float" office:value="0.0781084149433995" calcext:value-type="float">
            <text:p>0.0781084149434</text:p>
          </table:table-cell>
          <table:table-cell table:formula="of:=([.E9]-[.B9])^2" office:value-type="float" office:value="0.00817414148996167" calcext:value-type="float">
            <text:p>0.00817414148996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.4" calcext:value-type="float">
            <text:p>18.4</text:p>
          </table:table-cell>
          <table:table-cell table:formula="of:=[.A10]/[.D10]" office:value-type="float" office:value="17.8192182410424" calcext:value-type="float">
            <text:p>17.8192182410424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10]/[.F10]-1.1" office:value-type="float" office:value="17.8143835616438" calcext:value-type="float">
            <text:p>17.8143835616438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10]-[.B10])^2" office:value-type="float" office:value="0.337307451537932" calcext:value-type="float">
            <text:p>0.337307451537932</text:p>
          </table:table-cell>
          <table:table-cell table:formula="of:=([.E10]-[.B10])^2" office:value-type="float" office:value="0.342946612872969" calcext:value-type="float">
            <text:p>0.34294661287296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5" calcext:value-type="float">
            <text:p>9.5</text:p>
          </table:table-cell>
          <table:table-cell table:formula="of:=[.A11]/[.D11]" office:value-type="float" office:value="9.50358306188926" calcext:value-type="float">
            <text:p>9.50358306188926</text:p>
          </table:table-cell>
          <table:table-cell office:value-type="float" office:value="5.89251439539347" calcext:value-type="float">
            <text:p>5.89251439539347</text:p>
          </table:table-cell>
          <table:table-cell table:formula="of:=[.A11]/[.F11]-1.1" office:value-type="float" office:value="8.98767123287671" calcext:value-type="float">
            <text:p>8.98767123287671</text:p>
          </table:table-cell>
          <table:table-cell office:value-type="float" office:value="5.55133079847909" calcext:value-type="float">
            <text:p>5.55133079847909</text:p>
          </table:table-cell>
          <table:table-cell table:formula="of:=([.C11]-[.B11])^2" office:value-type="float" office:value="0.0000128383325022471" calcext:value-type="float">
            <text:p>1.28383325022471E-05</text:p>
          </table:table-cell>
          <table:table-cell table:formula="of:=([.E11]-[.B11])^2" office:value-type="float" office:value="0.262480765622072" calcext:value-type="float">
            <text:p>0.26248076562207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SUM([.A2:.A11])" office:value-type="float" office:value="921" calcext:value-type="float">
            <text:p>921</text:p>
          </table:table-cell>
          <table:table-cell table:formula="of:=SUM([.B2:.B11])" office:value-type="float" office:value="156.3" calcext:value-type="float">
            <text:p>156.3</text:p>
          </table:table-cell>
          <table:table-cell table:formula="of:=[.A13]/[.B13]" office:value-type="float" office:value="5.89251439539347" calcext:value-type="float">
            <text:p>5.89251439539347</text:p>
          </table:table-cell>
          <table:table-cell table:number-columns-repeated="2"/>
          <table:table-cell office:value-type="string" calcext:value-type="string">
            <text:p>RMS error</text:p>
          </table:table-cell>
          <table:table-cell table:formula="of:=SQRT(AVERAGE([.G2:.G11]))" office:value-type="float" office:value="0.412080363646694" calcext:value-type="float">
            <text:p>0.412080363646694</text:p>
          </table:table-cell>
          <table:table-cell table:formula="of:=SQRT(AVERAGE([.H2:.H11]))" office:value-type="float" office:value="0.278850497444313" calcext:value-type="float">
            <text:p>0.278850497444313</text:p>
          </table:table-cell>
          <table:table-cell/>
        </table:table-row>
        <table:table-row table:style-name="ro1">
          <table:table-cell table:formula="of:=[.A5]-[.A2]" office:value-type="float" office:value="146" calcext:value-type="float">
            <text:p>146</text:p>
          </table:table-cell>
          <table:table-cell table:formula="of:=[.B5]-[.B2]" office:value-type="float" office:value="26.3" calcext:value-type="float">
            <text:p>26.3</text:p>
          </table:table-cell>
          <table:table-cell table:formula="of:=[.A14]/[.B14]" office:value-type="float" office:value="5.55133079847909" calcext:value-type="float">
            <text:p>5.5513307984790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ecal 202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tle+bas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+2k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+k+b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+2k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h o+k_b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+1.5kW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6:22:33.44921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ACF </meta:initial-creator>
    <meta:creation-date>2012-07-07T22:39:54</meta:creation-date>
    <dc:date>2020-11-30T16:36:44.372254441</dc:date>
    <meta:editing-duration>PT23M34S</meta:editing-duration>
    <meta:editing-cycles>2</meta:editing-cycles>
    <meta:generator>LibreOffice/6.1.5.2$Linux_X86_64 LibreOffice_project/1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34cm" svg:height="14.006cm" xlink:href=".." xlink:type="simple" chart:class="chart:scatter" chart:column-mapping="1 3 2" chart:style-name="ch1">
        <chart:legend chart:legend-position="end" svg:x="18.228cm" svg:y="6.324cm" style:legend-expansion="high" chart:style-name="ch2"/>
        <chart:plot-area chart:style-name="ch3" table:cell-range-address="Sheet1.A2:Sheet1.C11 Sheet1.B1:Sheet1.C1 Sheet1.E1:Sheet1.E11" chart:data-source-has-labels="row" svg:x="0.406cm" svg:y="0.28cm" svg:width="17.416cm" svg:height="13.446cm">
          <chartooo:coordinate-region svg:x="0.975cm" svg:y="0.44cm" svg:width="16.607cm" svg:height="12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8" chart:values-cell-range-address="Sheet1.E2:Sheet1.E11" chart:label-cell-address="Sheet1.E1:Sheet1.E1" chart:class="chart:scatter"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Calc2</text:p>
                <draw:g>
                  <svg:desc>Sheet1.E1:Sheet1.E1</svg:desc>
                </draw:g>
              </table:table-cell>
              <table:table-cell office:value-type="string">
                <text:p>Cal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Sheet1.A2:Sheet1.A11</svg:desc>
                </draw:g>
              </table:table-cell>
              <table:table-cell office:value-type="float" office:value="4.1">
                <text:p>4.1</text:p>
                <draw:g>
                  <svg:desc>Sheet1.B2:Sheet1.B11</svg:desc>
                </draw:g>
              </table:table-cell>
              <table:table-cell office:value-type="float" office:value="4.12397260273972">
                <text:p>4.12397260273972</text:p>
                <draw:g>
                  <svg:desc>Sheet1.E2:Sheet1.E11</svg:desc>
                </draw:g>
              </table:table-cell>
              <table:table-cell office:value-type="float" office:value="4.92149837133551">
                <text:p>4.92149837133551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7.8">
                <text:p>17.8</text:p>
              </table:table-cell>
              <table:table-cell office:value-type="float" office:value="17.9945205479452">
                <text:p>17.9945205479452</text:p>
              </table:table-cell>
              <table:table-cell office:value-type="float" office:value="17.9889250814332">
                <text:p>17.9889250814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6.6">
                <text:p>16.6</text:p>
              </table:table-cell>
              <table:table-cell office:value-type="float" office:value="16.5534246575342">
                <text:p>16.5534246575342</text:p>
              </table:table-cell>
              <table:table-cell office:value-type="float" office:value="16.6312703583062">
                <text:p>16.6312703583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30.4">
                <text:p>30.4</text:p>
              </table:table-cell>
              <table:table-cell office:value-type="float" office:value="30.4239726027397">
                <text:p>30.4239726027397</text:p>
              </table:table-cell>
              <table:table-cell office:value-type="float" office:value="29.6986970684039">
                <text:p>29.6986970684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6.3">
                <text:p>16.3</text:p>
              </table:table-cell>
              <table:table-cell office:value-type="float" office:value="16.3732876712329">
                <text:p>16.3732876712329</text:p>
              </table:table-cell>
              <table:table-cell office:value-type="float" office:value="16.4615635179153">
                <text:p>16.4615635179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7.2">
                <text:p>17.2</text:p>
              </table:table-cell>
              <table:table-cell office:value-type="float" office:value="16.913698630137">
                <text:p>16.913698630137</text:p>
              </table:table-cell>
              <table:table-cell office:value-type="float" office:value="16.970684039088">
                <text:p>16.970684039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14.4">
                <text:p>14.4</text:p>
              </table:table-cell>
              <table:table-cell office:value-type="float" office:value="14.2116438356164">
                <text:p>14.2116438356164</text:p>
              </table:table-cell>
              <table:table-cell office:value-type="float" office:value="14.4250814332248">
                <text:p>14.4250814332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1.6">
                <text:p>11.6</text:p>
              </table:table-cell>
              <table:table-cell office:value-type="float" office:value="11.5095890410959">
                <text:p>11.5095890410959</text:p>
              </table:table-cell>
              <table:table-cell office:value-type="float" office:value="11.8794788273616">
                <text:p>11.8794788273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8.4">
                <text:p>18.4</text:p>
              </table:table-cell>
              <table:table-cell office:value-type="float" office:value="17.8143835616438">
                <text:p>17.8143835616438</text:p>
              </table:table-cell>
              <table:table-cell office:value-type="float" office:value="17.8192182410424">
                <text:p>17.8192182410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9.5">
                <text:p>9.5</text:p>
              </table:table-cell>
              <table:table-cell office:value-type="float" office:value="8.98767123287671">
                <text:p>8.98767123287671</text:p>
              </table:table-cell>
              <table:table-cell office:value-type="float" office:value="9.50358306188926">
                <text:p>9.50358306188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